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4.967cm"/>
    </style:style>
    <style:style style:name="co5" style:family="table-column">
      <style:table-column-properties fo:break-before="auto" style:column-width="6.63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IPv4">
      <style:table-properties table:display="true" style:writing-mode="lr-tb"/>
    </style:style>
    <style:style style:name="ta2" style:family="table" style:master-page-name="PageStyle_5f_IPv6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Pv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Segment</text:p>
          </table:table-cell>
          <table:table-cell table:style-name="ce1" office:value-type="string">
            <text:p>Équipement / IF</text:p>
          </table:table-cell>
          <table:table-cell table:style-name="ce1" office:value-type="string">
            <text:p>Réseau / Masqu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Rôle / Remarque</text:p>
          </table:table-cell>
          <table:table-cell table:number-columns-repeated="1019"/>
        </table:table-row>
        <table:table-row table:style-name="ro1">
          <table:table-cell office:value-type="string">
            <text:p>VLAN10 Direction</text:p>
          </table:table-cell>
          <table:table-cell office:value-type="string">
            <text:p>Core Vlan10</text:p>
          </table:table-cell>
          <table:table-cell office:value-type="string">
            <text:p>192.168.10.0/24</text:p>
          </table:table-cell>
          <table:table-cell office:value-type="string">
            <text:p>192.168.10.1</text:p>
          </table:table-cell>
          <table:table-cell office:value-type="string">
            <text:p>GW postes VLAN10</text:p>
          </table:table-cell>
          <table:table-cell table:number-columns-repeated="1019"/>
        </table:table-row>
        <table:table-row table:style-name="ro1">
          <table:table-cell office:value-type="string">
            <text:p>VLAN20 RH</text:p>
          </table:table-cell>
          <table:table-cell office:value-type="string">
            <text:p>Core Vlan20</text:p>
          </table:table-cell>
          <table:table-cell office:value-type="string">
            <text:p>192.168.20.0/24</text:p>
          </table:table-cell>
          <table:table-cell office:value-type="string">
            <text:p>192.168.20.1</text:p>
          </table:table-cell>
          <table:table-cell office:value-type="string">
            <text:p>GW postes VLAN20</text:p>
          </table:table-cell>
          <table:table-cell table:number-columns-repeated="1019"/>
        </table:table-row>
        <table:table-row table:style-name="ro1">
          <table:table-cell office:value-type="string">
            <text:p>VLAN30 Com</text:p>
          </table:table-cell>
          <table:table-cell office:value-type="string">
            <text:p>Core Vlan30</text:p>
          </table:table-cell>
          <table:table-cell office:value-type="string">
            <text:p>192.168.30.0/24</text:p>
          </table:table-cell>
          <table:table-cell office:value-type="string">
            <text:p>192.168.30.1</text:p>
          </table:table-cell>
          <table:table-cell office:value-type="string">
            <text:p>GW postes VLAN30</text:p>
          </table:table-cell>
          <table:table-cell table:number-columns-repeated="1019"/>
        </table:table-row>
        <table:table-row table:style-name="ro1">
          <table:table-cell office:value-type="string">
            <text:p>VLAN40 Finance</text:p>
          </table:table-cell>
          <table:table-cell office:value-type="string">
            <text:p>Core Vlan40</text:p>
          </table:table-cell>
          <table:table-cell office:value-type="string">
            <text:p>192.168.40.0/24</text:p>
          </table:table-cell>
          <table:table-cell office:value-type="string">
            <text:p>192.168.40.1</text:p>
          </table:table-cell>
          <table:table-cell office:value-type="string">
            <text:p>GW postes VLAN40</text:p>
          </table:table-cell>
          <table:table-cell table:number-columns-repeated="1019"/>
        </table:table-row>
        <table:table-row table:style-name="ro1">
          <table:table-cell office:value-type="string">
            <text:p>VLAN50 Info</text:p>
          </table:table-cell>
          <table:table-cell office:value-type="string">
            <text:p>Core Vlan50</text:p>
          </table:table-cell>
          <table:table-cell office:value-type="string">
            <text:p>192.168.50.0/24</text:p>
          </table:table-cell>
          <table:table-cell office:value-type="string">
            <text:p>192.168.50.1</text:p>
          </table:table-cell>
          <table:table-cell office:value-type="string">
            <text:p>GW postes VLAN50</text:p>
          </table:table-cell>
          <table:table-cell table:number-columns-repeated="1019"/>
        </table:table-row>
        <table:table-row table:style-name="ro1">
          <table:table-cell office:value-type="string">
            <text:p>VLAN60 DNS</text:p>
          </table:table-cell>
          <table:table-cell office:value-type="string">
            <text:p>Core Vlan60</text:p>
          </table:table-cell>
          <table:table-cell office:value-type="string">
            <text:p>192.168.60.0/24</text:p>
          </table:table-cell>
          <table:table-cell office:value-type="string">
            <text:p>192.168.60.1</text:p>
          </table:table-cell>
          <table:table-cell office:value-type="string">
            <text:p>GW serveurs DNS</text:p>
          </table:table-cell>
          <table:table-cell table:number-columns-repeated="1019"/>
        </table:table-row>
        <table:table-row table:style-name="ro1">
          <table:table-cell office:value-type="string">
            <text:p>Transit Core↔Rouge (VLAN99)</text:p>
          </table:table-cell>
          <table:table-cell office:value-type="string">
            <text:p>Core Vlan99</text:p>
          </table:table-cell>
          <table:table-cell office:value-type="string">
            <text:p>192.168.99.0/24</text:p>
          </table:table-cell>
          <table:table-cell office:value-type="string">
            <text:p>192.168.99.1</text:p>
          </table:table-cell>
          <table:table-cell office:value-type="string">
            <text:p>SVI core</text:p>
          </table:table-cell>
          <table:table-cell table:number-columns-repeated="1019"/>
        </table:table-row>
        <table:table-row table:style-name="ro1">
          <table:table-cell office:value-type="string">
            <text:p>Transit Core↔Rouge (VLAN99)</text:p>
          </table:table-cell>
          <table:table-cell office:value-type="string">
            <text:p>Rouge g0/0.99</text:p>
          </table:table-cell>
          <table:table-cell office:value-type="string">
            <text:p>192.168.99.0/24</text:p>
          </table:table-cell>
          <table:table-cell office:value-type="string">
            <text:p>192.168.99.254</text:p>
          </table:table-cell>
          <table:table-cell office:value-type="string">
            <text:p>NAT inside / passerelle core</text:p>
          </table:table-cell>
          <table:table-cell table:number-columns-repeated="1019"/>
        </table:table-row>
        <table:table-row table:style-name="ro1">
          <table:table-cell office:value-type="string">
            <text:p>LAN Vert (serveur)</text:p>
          </table:table-cell>
          <table:table-cell office:value-type="string">
            <text:p>Vert g0/0</text:p>
          </table:table-cell>
          <table:table-cell office:value-type="string">
            <text:p>192.168.70.0/24</text:p>
          </table:table-cell>
          <table:table-cell office:value-type="string">
            <text:p>192.168.70.1</text:p>
          </table:table-cell>
          <table:table-cell office:value-type="string">
            <text:p>GW LAN serveur</text:p>
          </table:table-cell>
          <table:table-cell table:number-columns-repeated="1019"/>
        </table:table-row>
        <table:table-row table:style-name="ro1">
          <table:table-cell office:value-type="string">
            <text:p>LAN Vert (serveur)</text:p>
          </table:table-cell>
          <table:table-cell office:value-type="string">
            <text:p>Serveur Web</text:p>
          </table:table-cell>
          <table:table-cell office:value-type="string">
            <text:p>192.168.70.0/24</text:p>
          </table:table-cell>
          <table:table-cell office:value-type="string">
            <text:p>192.168.70.20</text:p>
          </table:table-cell>
          <table:table-cell office:value-type="string">
            <text:p>hôte web</text:p>
          </table:table-cell>
          <table:table-cell table:number-columns-repeated="1019"/>
        </table:table-row>
        <table:table-row table:style-name="ro1">
          <table:table-cell office:value-type="string">
            <text:p>Série Rouge↔Vert</text:p>
          </table:table-cell>
          <table:table-cell office:value-type="string">
            <text:p>Rouge s0/3/1</text:p>
          </table:table-cell>
          <table:table-cell office:value-type="string">
            <text:p>132.186.32.32/30</text:p>
          </table:table-cell>
          <table:table-cell office:value-type="string">
            <text:p>132.186.32.33</text:p>
          </table:table-cell>
          <table:table-cell office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>
            <text:p>Série Rouge↔Vert</text:p>
          </table:table-cell>
          <table:table-cell office:value-type="string">
            <text:p>Vert s0/3/0</text:p>
          </table:table-cell>
          <table:table-cell office:value-type="string">
            <text:p>132.186.32.32/30</text:p>
          </table:table-cell>
          <table:table-cell office:value-type="string">
            <text:p>132.186.32.34</text:p>
          </table:table-cell>
          <table:table-cell office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>
            <text:p>Série Vert↔Bleu</text:p>
          </table:table-cell>
          <table:table-cell office:value-type="string">
            <text:p>Vert s0/3/1</text:p>
          </table:table-cell>
          <table:table-cell office:value-type="string">
            <text:p>132.186.32.36/30</text:p>
          </table:table-cell>
          <table:table-cell office:value-type="string">
            <text:p>132.186.32.37</text:p>
          </table:table-cell>
          <table:table-cell office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>
            <text:p>Série Vert↔Bleu</text:p>
          </table:table-cell>
          <table:table-cell office:value-type="string">
            <text:p>Bleu s0/3/0</text:p>
          </table:table-cell>
          <table:table-cell office:value-type="string">
            <text:p>132.186.32.36/30</text:p>
          </table:table-cell>
          <table:table-cell office:value-type="string">
            <text:p>132.186.32.38</text:p>
          </table:table-cell>
          <table:table-cell office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>
            <text:p>Série Bleu↔Rouge</text:p>
          </table:table-cell>
          <table:table-cell office:value-type="string">
            <text:p>Bleu s0/3/1</text:p>
          </table:table-cell>
          <table:table-cell office:value-type="string">
            <text:p>132.186.32.40/30</text:p>
          </table:table-cell>
          <table:table-cell office:value-type="string">
            <text:p>132.186.32.41</text:p>
          </table:table-cell>
          <table:table-cell office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>
            <text:p>Série Bleu↔Rouge</text:p>
          </table:table-cell>
          <table:table-cell office:value-type="string">
            <text:p>Rouge s0/3/0</text:p>
          </table:table-cell>
          <table:table-cell office:value-type="string">
            <text:p>132.186.32.40/30</text:p>
          </table:table-cell>
          <table:table-cell office:value-type="string">
            <text:p>132.186.32.42</text:p>
          </table:table-cell>
          <table:table-cell office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>
            <text:p>LAN Bleu #1</text:p>
          </table:table-cell>
          <table:table-cell office:value-type="string">
            <text:p>Bleu g0/0</text:p>
          </table:table-cell>
          <table:table-cell office:value-type="string">
            <text:p>192.168.80.0/24</text:p>
          </table:table-cell>
          <table:table-cell office:value-type="string">
            <text:p>192.168.80.1</text:p>
          </table:table-cell>
          <table:table-cell office:value-type="string">
            <text:p>GW PC Accueil</text:p>
          </table:table-cell>
          <table:table-cell table:number-columns-repeated="1019"/>
        </table:table-row>
        <table:table-row table:style-name="ro1">
          <table:table-cell office:value-type="string">
            <text:p>LAN Bleu #2</text:p>
          </table:table-cell>
          <table:table-cell office:value-type="string">
            <text:p>Bleu g0/1</text:p>
          </table:table-cell>
          <table:table-cell office:value-type="string">
            <text:p>192.168.81.0/24</text:p>
          </table:table-cell>
          <table:table-cell office:value-type="string">
            <text:p>192.168.81.1</text:p>
          </table:table-cell>
          <table:table-cell office:value-type="string">
            <text:p>GW PC Showroom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v6" table:style-name="ta2" table:print="false">
        <table:table-column table:style-name="co6" table:number-columns-repeated="1024" table:default-cell-style-name="Excel_20_Built-in_20_Normal"/>
        <table:table-row table:style-name="ro1">
          <table:table-cell table:style-name="ce1" office:value-type="string">
            <text:p>Segment</text:p>
          </table:table-cell>
          <table:table-cell table:style-name="ce1" office:value-type="string">
            <text:p>Équipement / IF</text:p>
          </table:table-cell>
          <table:table-cell table:style-name="ce1" office:value-type="string">
            <text:p>Préfix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Rôle / Remarque</text:p>
          </table:table-cell>
          <table:table-cell table:number-columns-repeated="1019"/>
        </table:table-row>
        <table:table-row table:style-name="ro1">
          <table:table-cell office:value-type="string">
            <text:p>VLAN10 Direction</text:p>
          </table:table-cell>
          <table:table-cell office:value-type="string">
            <text:p>Core Vlan10</text:p>
          </table:table-cell>
          <table:table-cell office:value-type="string">
            <text:p>2001:db8:10::/64</text:p>
          </table:table-cell>
          <table:table-cell office:value-type="string">
            <text:p>2001:db8:10::1</text:p>
          </table:table-cell>
          <table:table-cell office:value-type="string">
            <text:p>GW</text:p>
          </table:table-cell>
          <table:table-cell table:number-columns-repeated="1019"/>
        </table:table-row>
        <table:table-row table:style-name="ro1">
          <table:table-cell office:value-type="string">
            <text:p>VLAN20 RH</text:p>
          </table:table-cell>
          <table:table-cell office:value-type="string">
            <text:p>Core Vlan20</text:p>
          </table:table-cell>
          <table:table-cell office:value-type="string">
            <text:p>2001:db8:20::/64</text:p>
          </table:table-cell>
          <table:table-cell office:value-type="string">
            <text:p>2001:db8:20::1</text:p>
          </table:table-cell>
          <table:table-cell office:value-type="string">
            <text:p>GW</text:p>
          </table:table-cell>
          <table:table-cell table:number-columns-repeated="1019"/>
        </table:table-row>
        <table:table-row table:style-name="ro1">
          <table:table-cell office:value-type="string">
            <text:p>VLAN30 Com</text:p>
          </table:table-cell>
          <table:table-cell office:value-type="string">
            <text:p>Core Vlan30</text:p>
          </table:table-cell>
          <table:table-cell office:value-type="string">
            <text:p>2001:db8:30::/64</text:p>
          </table:table-cell>
          <table:table-cell office:value-type="string">
            <text:p>2001:db8:30::1</text:p>
          </table:table-cell>
          <table:table-cell office:value-type="string">
            <text:p>GW</text:p>
          </table:table-cell>
          <table:table-cell table:number-columns-repeated="1019"/>
        </table:table-row>
        <table:table-row table:style-name="ro1">
          <table:table-cell office:value-type="string">
            <text:p>VLAN40 Finance</text:p>
          </table:table-cell>
          <table:table-cell office:value-type="string">
            <text:p>Core Vlan40</text:p>
          </table:table-cell>
          <table:table-cell office:value-type="string">
            <text:p>2001:db8:40::/64</text:p>
          </table:table-cell>
          <table:table-cell office:value-type="string">
            <text:p>2001:db8:40::1</text:p>
          </table:table-cell>
          <table:table-cell office:value-type="string">
            <text:p>GW</text:p>
          </table:table-cell>
          <table:table-cell table:number-columns-repeated="1019"/>
        </table:table-row>
        <table:table-row table:style-name="ro1">
          <table:table-cell office:value-type="string">
            <text:p>VLAN50 Info</text:p>
          </table:table-cell>
          <table:table-cell office:value-type="string">
            <text:p>Core Vlan50</text:p>
          </table:table-cell>
          <table:table-cell office:value-type="string">
            <text:p>2001:db8:50::/64</text:p>
          </table:table-cell>
          <table:table-cell office:value-type="string">
            <text:p>2001:db8:50::1</text:p>
          </table:table-cell>
          <table:table-cell office:value-type="string">
            <text:p>GW</text:p>
          </table:table-cell>
          <table:table-cell table:number-columns-repeated="1019"/>
        </table:table-row>
        <table:table-row table:style-name="ro1">
          <table:table-cell office:value-type="string">
            <text:p>VLAN60 DNS</text:p>
          </table:table-cell>
          <table:table-cell office:value-type="string">
            <text:p>Core Vlan60</text:p>
          </table:table-cell>
          <table:table-cell office:value-type="string">
            <text:p>2001:db8:60::/64</text:p>
          </table:table-cell>
          <table:table-cell office:value-type="string">
            <text:p>2001:db8:60::1</text:p>
          </table:table-cell>
          <table:table-cell office:value-type="string">
            <text:p>GW</text:p>
          </table:table-cell>
          <table:table-cell table:number-columns-repeated="1019"/>
        </table:table-row>
        <table:table-row table:style-name="ro1">
          <table:table-cell office:value-type="string">
            <text:p>Transit Core↔Rouge (VLAN99)</text:p>
          </table:table-cell>
          <table:table-cell office:value-type="string">
            <text:p>Core Vlan99</text:p>
          </table:table-cell>
          <table:table-cell office:value-type="string">
            <text:p>2001:db8:99::/64</text:p>
          </table:table-cell>
          <table:table-cell office:value-type="string">
            <text:p>2001:db8:99::1</text:p>
          </table:table-cell>
          <table:table-cell office:value-type="string">
            <text:p>SVI core</text:p>
          </table:table-cell>
          <table:table-cell table:number-columns-repeated="1019"/>
        </table:table-row>
        <table:table-row table:style-name="ro1">
          <table:table-cell office:value-type="string">
            <text:p>Transit Core↔Rouge (VLAN99)</text:p>
          </table:table-cell>
          <table:table-cell office:value-type="string">
            <text:p>Rouge g0/0.99</text:p>
          </table:table-cell>
          <table:table-cell office:value-type="string">
            <text:p>2001:db8:99::/64</text:p>
          </table:table-cell>
          <table:table-cell office:value-type="string">
            <text:p>2001:db8:99::2</text:p>
          </table:table-cell>
          <table:table-cell office:value-type="string">
            <text:p>Transit v6</text:p>
          </table:table-cell>
          <table:table-cell table:number-columns-repeated="1019"/>
        </table:table-row>
        <table:table-row table:style-name="ro1">
          <table:table-cell office:value-type="string">
            <text:p>LAN Vert (serveur)</text:p>
          </table:table-cell>
          <table:table-cell office:value-type="string">
            <text:p>Vert g0/0</text:p>
          </table:table-cell>
          <table:table-cell office:value-type="string">
            <text:p>2001:db8:70::/64</text:p>
          </table:table-cell>
          <table:table-cell office:value-type="string">
            <text:p>2001:db8:70::1</text:p>
          </table:table-cell>
          <table:table-cell office:value-type="string">
            <text:p>GW LAN serveur</text:p>
          </table:table-cell>
          <table:table-cell table:number-columns-repeated="1019"/>
        </table:table-row>
        <table:table-row table:style-name="ro1">
          <table:table-cell office:value-type="string">
            <text:p>LAN Vert (serveur)</text:p>
          </table:table-cell>
          <table:table-cell office:value-type="string">
            <text:p>Serveur Web</text:p>
          </table:table-cell>
          <table:table-cell office:value-type="string">
            <text:p>2001:db8:70::/64</text:p>
          </table:table-cell>
          <table:table-cell office:value-type="string">
            <text:p>2001:db8:70::20</text:p>
          </table:table-cell>
          <table:table-cell office:value-type="string">
            <text:p>hôte web</text:p>
          </table:table-cell>
          <table:table-cell table:number-columns-repeated="1019"/>
        </table:table-row>
        <table:table-row table:style-name="ro1">
          <table:table-cell office:value-type="string">
            <text:p>Série Rouge↔Vert</text:p>
          </table:table-cell>
          <table:table-cell office:value-type="string">
            <text:p>Rouge s0/3/1</text:p>
          </table:table-cell>
          <table:table-cell office:value-type="string">
            <text:p>2001:0:CAFE::/127</text:p>
          </table:table-cell>
          <table:table-cell office:value-type="string">
            <text:p>2001:0:CAFE::10</text:p>
          </table:table-cell>
          <table:table-cell office:value-type="string">
            <text:p>PtP</text:p>
          </table:table-cell>
          <table:table-cell table:number-columns-repeated="1019"/>
        </table:table-row>
        <table:table-row table:style-name="ro1">
          <table:table-cell office:value-type="string">
            <text:p>Série Rouge↔Vert</text:p>
          </table:table-cell>
          <table:table-cell office:value-type="string">
            <text:p>Vert s0/3/0</text:p>
          </table:table-cell>
          <table:table-cell office:value-type="string">
            <text:p>2001:0:CAFE::/127</text:p>
          </table:table-cell>
          <table:table-cell office:value-type="string">
            <text:p>2001:0:CAFE::11</text:p>
          </table:table-cell>
          <table:table-cell office:value-type="string">
            <text:p>PtP</text:p>
          </table:table-cell>
          <table:table-cell table:number-columns-repeated="1019"/>
        </table:table-row>
        <table:table-row table:style-name="ro1">
          <table:table-cell office:value-type="string">
            <text:p>Série Vert↔Bleu</text:p>
          </table:table-cell>
          <table:table-cell office:value-type="string">
            <text:p>Vert s0/3/1</text:p>
          </table:table-cell>
          <table:table-cell office:value-type="string">
            <text:p>2001:0:CAFE::/127</text:p>
          </table:table-cell>
          <table:table-cell office:value-type="string">
            <text:p>2001:0:CAFE::12</text:p>
          </table:table-cell>
          <table:table-cell office:value-type="string">
            <text:p>PtP</text:p>
          </table:table-cell>
          <table:table-cell table:number-columns-repeated="1019"/>
        </table:table-row>
        <table:table-row table:style-name="ro1">
          <table:table-cell office:value-type="string">
            <text:p>Série Vert↔Bleu</text:p>
          </table:table-cell>
          <table:table-cell office:value-type="string">
            <text:p>Bleu s0/3/0</text:p>
          </table:table-cell>
          <table:table-cell office:value-type="string">
            <text:p>2001:0:CAFE::/127</text:p>
          </table:table-cell>
          <table:table-cell office:value-type="string">
            <text:p>2001:0:CAFE::13</text:p>
          </table:table-cell>
          <table:table-cell office:value-type="string">
            <text:p>PtP</text:p>
          </table:table-cell>
          <table:table-cell table:number-columns-repeated="1019"/>
        </table:table-row>
        <table:table-row table:style-name="ro1">
          <table:table-cell office:value-type="string">
            <text:p>Série Bleu↔Rouge</text:p>
          </table:table-cell>
          <table:table-cell office:value-type="string">
            <text:p>Bleu s0/3/1</text:p>
          </table:table-cell>
          <table:table-cell office:value-type="string">
            <text:p>2001:0:CAFE::/127</text:p>
          </table:table-cell>
          <table:table-cell office:value-type="string">
            <text:p>2001:0:CAFE::14</text:p>
          </table:table-cell>
          <table:table-cell office:value-type="string">
            <text:p>PtP</text:p>
          </table:table-cell>
          <table:table-cell table:number-columns-repeated="1019"/>
        </table:table-row>
        <table:table-row table:style-name="ro1">
          <table:table-cell office:value-type="string">
            <text:p>Série Bleu↔Rouge</text:p>
          </table:table-cell>
          <table:table-cell office:value-type="string">
            <text:p>Rouge s0/3/0</text:p>
          </table:table-cell>
          <table:table-cell office:value-type="string">
            <text:p>2001:0:CAFE::/127</text:p>
          </table:table-cell>
          <table:table-cell office:value-type="string">
            <text:p>2001:0:CAFE::15</text:p>
          </table:table-cell>
          <table:table-cell office:value-type="string">
            <text:p>PtP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3">03/09/2025</text:date>, <text:time>18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Pv4" style:display-name="PageStyle_IPv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Pv6" style:display-name="PageStyle_IPv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03T18:15:39.98</dc:date>
    <dc:creator>Jeff Malone</dc:creator>
    <meta:document-statistic meta:table-count="2" meta:cell-count="180" meta:object-count="0"/>
    <meta:generator>OpenOffice/4.1.15$Win32 OpenOffice.org_project/4115m2$Build-9813</meta:generator>
  </office:meta>
</office:document-meta>
</file>